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Alef" svg:font-family="Alef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9ccd" officeooo:paragraph-rsid="00079cc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079ccd" officeooo:paragraph-rsid="00079cc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087bcf" officeooo:paragraph-rsid="00087bc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ru" fo:country="RU" officeooo:rsid="00079ccd" officeooo:paragraph-rsid="00079cc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language="ru" fo:country="RU" officeooo:rsid="00079ccd" officeooo:paragraph-rsid="00079ccd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79ccd" officeooo:paragraph-rsid="00079cc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87bcf" officeooo:paragraph-rsid="00087bc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a112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b175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c3c1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a1123" officeooo:paragraph-rsid="000e001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ru" fo:country="RU" officeooo:rsid="000e0019" officeooo:paragraph-rsid="000e001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c3c1e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ca14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3c1e" officeooo:paragraph-rsid="000de2a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a146" officeooo:paragraph-rsid="000de2ab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18" style:family="paragraph" style:parent-style-name="Standard">
      <style:text-properties fo:color="#000000" style:font-name="Source Code Pro" fo:font-size="12pt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Arial" fo:font-size="12pt" fo:language="en" fo:country="US" officeooo:rsid="000c3c1e" officeooo:paragraph-rsid="000ca146" style:font-size-asian="12pt" style:font-size-complex="12pt"/>
    </style:style>
    <style:style style:name="P20" style:family="paragraph" style:parent-style-name="Standard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en" fo:country="US" officeooo:rsid="000ca146" officeooo:paragraph-rsid="000e0019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2pt" fo:language="ru" fo:country="RU" officeooo:rsid="000a1123" officeooo:paragraph-rsid="000e84f1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8pt" fo:language="ru" fo:country="RU" officeooo:rsid="000e0019" officeooo:paragraph-rsid="000e0019" style:font-size-asian="18pt" style:font-size-complex="18pt"/>
    </style:style>
    <style:style style:name="P24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ru" fo:country="RU" officeooo:rsid="000e0019" officeooo:paragraph-rsid="000e0019" style:font-size-asian="15pt" style:font-size-complex="15pt"/>
    </style:style>
    <style:style style:name="P25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Arial" fo:font-size="15pt" fo:language="ru" fo:country="RU" officeooo:rsid="000e0019" officeooo:paragraph-rsid="000e84f1" style:font-size-asian="15pt" style:font-size-complex="15pt"/>
    </style:style>
    <style:style style:name="P26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Source Code Pro" fo:font-size="12pt" fo:language="ru" fo:country="RU" officeooo:rsid="000e0019" officeooo:paragraph-rsid="000e84f1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0e84f1" officeooo:paragraph-rsid="000e84f1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en" fo:country="US" officeooo:rsid="000e84f1" officeooo:paragraph-rsid="000ffdcf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Source Code Pro" fo:font-size="12pt" fo:language="ru" fo:country="RU" officeooo:rsid="000e0019" officeooo:paragraph-rsid="00106679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2pt" fo:language="en" fo:country="US" officeooo:rsid="000ffdcf" officeooo:paragraph-rsid="000ffdcf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fo:color="#000000" style:font-name="Arial" fo:font-size="15pt" fo:language="ru" fo:country="RU" officeooo:rsid="000e0019" officeooo:paragraph-rsid="00106679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cd45"/>
    </style:style>
    <style:style style:name="T3" style:family="text">
      <style:text-properties fo:language="en" fo:country="US" officeooo:rsid="000b175f"/>
    </style:style>
    <style:style style:name="T4" style:family="text">
      <style:text-properties fo:language="en" fo:country="US" officeooo:rsid="000c3c1e"/>
    </style:style>
    <style:style style:name="T5" style:family="text">
      <style:text-properties fo:language="en" fo:country="US" officeooo:rsid="000e84f1"/>
    </style:style>
    <style:style style:name="T6" style:family="text">
      <style:text-properties fo:language="en" fo:country="US" officeooo:rsid="00106679" fo:background-color="#ffffff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ca146"/>
    </style:style>
    <style:style style:name="T9" style:family="text">
      <style:text-properties fo:language="ru" fo:country="RU" officeooo:rsid="000de2ab"/>
    </style:style>
    <style:style style:name="T10" style:family="text">
      <style:text-properties fo:language="ru" fo:country="RU" officeooo:rsid="000e0019"/>
    </style:style>
    <style:style style:name="T11" style:family="text">
      <style:text-properties fo:language="ru" fo:country="RU" officeooo:rsid="000e0019" fo:background-color="#ffffff"/>
    </style:style>
    <style:style style:name="T12" style:family="text">
      <style:text-properties fo:language="ru" fo:country="RU" fo:background-color="#ffffff"/>
    </style:style>
    <style:style style:name="T13" style:family="text">
      <style:text-properties fo:language="ru" fo:country="RU" officeooo:rsid="000ffdcf" fo:background-color="#ffffff"/>
    </style:style>
    <style:style style:name="T14" style:family="text">
      <style:text-properties officeooo:rsid="0009cd45"/>
    </style:style>
    <style:style style:name="T15" style:family="text">
      <style:text-properties style:font-name="Source Code Pro"/>
    </style:style>
    <style:style style:name="T16" style:family="text">
      <style:text-properties style:font-name="Source Code Pro" fo:language="en" fo:country="US"/>
    </style:style>
    <style:style style:name="T17" style:family="text">
      <style:text-properties style:font-name="Source Code Pro" fo:language="en" fo:country="US" officeooo:rsid="0009cd45"/>
    </style:style>
    <style:style style:name="T18" style:family="text">
      <style:text-properties style:font-name="Source Code Pro" fo:language="en" fo:country="US" officeooo:rsid="000e0019"/>
    </style:style>
    <style:style style:name="T19" style:family="text">
      <style:text-properties style:font-name="Source Code Pro" officeooo:rsid="0009cd45"/>
    </style:style>
    <style:style style:name="T20" style:family="text">
      <style:text-properties style:font-name="Source Code Pro" officeooo:rsid="000e0019"/>
    </style:style>
    <style:style style:name="T21" style:family="text">
      <style:text-properties officeooo:rsid="000b175f"/>
    </style:style>
    <style:style style:name="T22" style:family="text">
      <style:text-properties officeooo:rsid="000c3c1e"/>
    </style:style>
    <style:style style:name="T23" style:family="text">
      <style:text-properties officeooo:rsid="000ca146"/>
    </style:style>
    <style:style style:name="T24" style:family="text">
      <style:text-properties officeooo:rsid="000de2ab"/>
    </style:style>
    <style:style style:name="T25" style:family="text">
      <style:text-properties officeooo:rsid="000e0019"/>
    </style:style>
    <style:style style:name="T26" style:family="text">
      <style:text-properties officeooo:rsid="000e0019" fo:background-color="#ffffff"/>
    </style:style>
    <style:style style:name="T27" style:family="text">
      <style:text-properties officeooo:rsid="000e84f1"/>
    </style:style>
    <style:style style:name="T28" style:family="text">
      <style:text-properties fo:color="#6f008a" style:font-name="Consolas1" fo:font-size="9.5pt" style:font-size-asian="9.5pt" fo:background-color="#ffffff"/>
    </style:style>
    <style:style style:name="T29" style:family="text">
      <style:text-properties fo:color="#6f008a" style:font-name="Consolas1" fo:font-size="9.5pt" officeooo:rsid="00106679" style:font-size-asian="9.5pt" fo:background-color="#ffffff"/>
    </style:style>
    <style:style style:name="T30" style:family="text">
      <style:text-properties fo:color="#000000" style:font-name="Consolas1" fo:font-size="9.5pt" style:font-size-asian="9.5pt" fo:background-color="#ffffff"/>
    </style:style>
    <style:style style:name="T31" style:family="text">
      <style:text-properties fo:color="#2f4f4f" style:font-name="Consolas1" fo:font-size="9.5pt" style:font-size-asian="9.5pt" fo:background-color="#ffffff"/>
    </style:style>
    <style:style style:name="T32" style:family="text">
      <style:text-properties fo:background-color="#ffffff"/>
    </style:style>
    <style:style style:name="T33" style:family="text">
      <style:text-properties fo:background-color="#ffffff"/>
    </style:style>
    <style:style style:name="T34" style:family="text">
      <style:text-properties fo:background-color="#ffffff"/>
    </style:style>
    <style:style style:name="T35" style:family="text">
      <style:text-properties fo:background-color="#ffffff"/>
    </style:style>
    <style:style style:name="T36" style:family="text">
      <style:text-properties officeooo:rsid="000ffdcf" fo:background-color="#ffffff"/>
    </style:style>
    <style:style style:name="T37" style:family="text">
      <style:text-properties officeooo:rsid="000ffdcf" fo:background-color="#ffffff"/>
    </style:style>
    <style:style style:name="T38" style:family="text">
      <style:text-properties officeooo:rsid="00106679" fo:background-color="#ffffff"/>
    </style:style>
    <style:style style:name="T39" style:family="text">
      <style:text-properties officeooo:rsid="00106679" fo:background-color="#ffffff"/>
    </style:style>
    <style:style style:name="T40" style:family="text">
      <style:text-properties fo:color="#008000" style:font-name="Consolas1" fo:font-size="9.5pt" style:font-size-asian="9.5pt" fo:background-color="#ffffff"/>
    </style:style>
    <style:style style:name="T41" style:family="text">
      <style:text-properties style:font-name="Consolas1" fo:font-size="9.5pt" style:font-size-asian="9.5pt" fo:background-color="#ffffff"/>
    </style:style>
    <style:style style:name="T42" style:family="text">
      <style:text-properties style:font-name="Consolas1" fo:font-size="9.5pt" style:font-size-asian="9.5pt" fo:background-color="#ffffff"/>
    </style:style>
    <style:style style:name="T43" style:family="text">
      <style:text-properties style:font-name="Consolas1" fo:font-size="9.5pt" style:font-size-asian="9.5pt" fo:background-color="#ffffff"/>
    </style:style>
    <style:style style:name="T44" style:family="text">
      <style:text-properties style:font-name="Consolas1" fo:font-size="9.5pt" style:font-size-asian="9.5pt" fo:background-color="#ffffff"/>
    </style:style>
    <style:style style:name="T45" style:family="text">
      <style:text-properties style:font-name="Consolas1" fo:font-size="9.5pt" officeooo:rsid="00106679" style:font-size-asian="9.5pt" fo:background-color="#ffffff"/>
    </style:style>
    <style:style style:name="T46" style:family="text">
      <style:text-properties fo:font-size="9.5pt" officeooo:rsid="00106679" style:font-size-asian="9.5pt" fo:background-color="#ffffff"/>
    </style:style>
    <style:style style:name="T47" style:family="text">
      <style:text-properties fo:font-size="9.5pt" style:font-size-asian="9.5pt" fo:background-color="#ffffff"/>
    </style:style>
    <style:style style:name="T48" style:family="text">
      <style:text-properties fo:font-size="9.5pt" style:font-size-asian="9.5pt" fo:background-color="#ffffff"/>
    </style:style>
    <style:style style:name="T49" style:family="text">
      <style:text-properties fo:font-size="9.5pt" style:font-size-asian="9.5pt" fo:background-color="#ffffff"/>
    </style:style>
    <style:style style:name="T50" style:family="text">
      <style:text-properties fo:font-size="9.5pt" style:font-size-asian="9.5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<text:span text:style-name="T1">TVM v0.3.1</text:span></text:p>
      <text:p text:style-name="P1"><text:span text:style-name="T1"/></text:p>
      <text:p text:style-name="P5">Раздел А. Справочник по <text:span text:style-name="T1">TA0.</text:span></text:p>
      <text:p text:style-name="P4"><text:span text:style-name="T1"/></text:p>
      <text:p text:style-name="P6"><text:span text:style-name="T1">TA0 – </text:span>это ассемблер ориентированный на разработку под <text:span text:style-name="T1">TVM.</text:span></text:p>
      <text:p text:style-name="P7">Команды — это поручения <text:span text:style-name="T1">TVM </text:span>которые она исполняет последовательно.</text:p>
      <text:p text:style-name="P7">Флаги — определяют состояние команды или способ её исполнения.</text:p>
      <text:p text:style-name="P7">Директивы — это особые указания интерпретатору.</text:p>
      <text:p text:style-name="P7"/>
      <text:p text:style-name="P7">Общий вид команды: <text:span text:style-name="T1">[ </text:span><text:span text:style-name="T4">о</text:span><text:span text:style-name="T22">перация </text:span><text:span text:style-name="T1">] [ </text:span>флаг <text:span text:style-name="T1">] [ </text:span>данные / второй флаг <text:span text:style-name="T1">]</text:span></text:p>
      <text:p text:style-name="P7"><text:span text:style-name="T1"/></text:p>
      <text:p text:style-name="P7">Имена всех команд начинаются с <text:span text:style-name="T17">$</text:span><text:span text:style-name="T2">, </text:span><text:span text:style-name="T14">имена всех флагов начинаются с </text:span><text:span text:style-name="T19">_</text:span><text:span text:style-name="T17">$ </text:span><text:span text:style-name="T14">имена всех директив начинаются с </text:span><text:span text:style-name="T19">_</text:span></text:p>
      <text:p text:style-name="P7"><text:span text:style-name="T19"/></text:p>
      <text:p text:style-name="P8"><text:span text:style-name="T14">С</text:span>писок директив:</text:p>
      <text:p text:style-name="P8"/>
      <text:p text:style-name="P8">_<text:span text:style-name="T1">MAIN </text:span>директива определяющая начало исполнения программы.</text:p>
      <text:p text:style-name="P8"><text:span text:style-name="T1">_POINT </text:span>создаёт метку к которой можно перейти посредством <text:span text:style-name="T1">$JUMP, </text:span>имеет следующий синтаксис: <text:span text:style-name="T3">[ _POINT ] [ </text:span><text:span text:style-name="T21">номер метки </text:span><text:span text:style-name="T3">]</text:span></text:p>
      <text:p text:style-name="P8"><text:span text:style-name="T1">_EB </text:span><text:span text:style-name="T21">конец блока</text:span></text:p>
      <text:p text:style-name="P8"><text:span text:style-name="T1">_END </text:span><text:span text:style-name="T21">конец программы</text:span></text:p>
      <text:p text:style-name="P8"><text:span text:style-name="T1">_RESTART </text:span><text:span text:style-name="T21">начало исполнения программы сначала</text:span></text:p>
      <text:p text:style-name="P8"><text:span text:style-name="T1">_QUIT </text:span><text:span text:style-name="T21">прекращение работы программы</text:span></text:p>
      <text:p text:style-name="P8"><text:span text:style-name="T1">_CLEAR </text:span><text:span text:style-name="T21">стирание кода программы синтаксис: </text:span><text:span text:style-name="T3">[ _CLEAR ] [ </text:span><text:span text:style-name="T21">Флаг</text:span><text:span text:style-name="T3"> ] </text:span><text:span text:style-name="T21">если в качестве флага передано </text:span><text:span text:style-name="T3">ALL </text:span><text:span text:style-name="T21">то весь код до вызова _</text:span><text:span text:style-name="T3">CLEAR </text:span><text:span text:style-name="T21">будет удалён из программы, если передано число, то стирается строка кода под номером равным переданному числу</text:span></text:p>
      <text:p text:style-name="P8"><text:span text:style-name="T1">_DEB </text:span><text:span text:style-name="T21">используется при разработке </text:span><text:span text:style-name="T3">TVM, </text:span><text:span text:style-name="T21">выводит номер интерпретируемой ячейки</text:span></text:p>
      <text:p text:style-name="P8"><text:span text:style-name="T1">_RUN </text:span><text:span text:style-name="T21">запускает программу, без компиляции </text:span></text:p>
      <text:p text:style-name="P8"><text:span text:style-name="T1">_toNCP() </text:span><text:span text:style-name="T21">компилирует программу в .</text:span><text:span text:style-name="T3">ncp </text:span><text:span text:style-name="T21">файл</text:span></text:p>
      <text:p text:style-name="P9"><text:span text:style-name="T1">_COM </text:span><text:span text:style-name="T21">компилирует и запускает программу</text:span></text:p>
      <text:p text:style-name="P9"/>
      <text:p text:style-name="P9"><text:span text:style-name="T21">Список флагов:</text:span></text:p>
      <text:p text:style-name="P9"/>
      <text:p text:style-name="P10"><text:span text:style-name="T21">_</text:span><text:span text:style-name="T4">$STDI </text:span><text:span text:style-name="T22">Стандартный числовой флаг указывающий что данные это число</text:span></text:p>
      <text:p text:style-name="P10"><text:span text:style-name="T4">_$STDA </text:span><text:span text:style-name="T22">Стандартный адресный флаг указывающий что данные это адрес</text:span></text:p>
      <text:p text:style-name="P10"><text:span text:style-name="T4">_$DATA </text:span><text:span text:style-name="T22">Флаг определяющий данные синтаксис: </text:span><text:span text:style-name="T4">[ _$DATA ] [ </text:span><text:span text:style-name="T22">Данные которые вы применяете к команде</text:span><text:span text:style-name="T4"> ]</text:span></text:p>
      <text:p text:style-name="P10"><text:span text:style-name="T4">_$COND</text:span><text:span text:style-name="T22"> Флаг условия используемый </text:span><text:span text:style-name="T4">$JUMP</text:span></text:p>
      <text:p text:style-name="P10"><text:span text:style-name="T4"/></text:p>
      <text:p text:style-name="P10"><text:span text:style-name="T22">Список команд:</text:span></text:p>
      <text:p text:style-name="P10"/>
      <text:p text:style-name="P13">$CRG <text:span text:style-name="T8">выбрать регистр </text:span><text:span text:style-name="T23">n</text:span><text:span text:style-name="T8"> для записи, ситаксис: </text:span><text:span text:style-name="T23">&lt;$CRG&gt; &lt;</text:span><text:span text:style-name="T8">Флаг</text:span><text:span text:style-name="T23">&gt; &lt;</text:span><text:span text:style-name="T8">Регистр</text:span><text:span text:style-name="T23">&gt;</text:span></text:p>
      <text:p text:style-name="P14">$CRC <text:span text:style-name="T8">выбрать ячейку </text:span><text:span text:style-name="T23">m </text:span><text:span text:style-name="T8">для записи, ситаксис: </text:span><text:span text:style-name="T23">&lt;$CR</text:span><text:span text:style-name="T8">С</text:span><text:span text:style-name="T23">&gt; &lt;</text:span><text:span text:style-name="T8">Флаг</text:span><text:span text:style-name="T23">&gt; &lt;</text:span><text:span text:style-name="T8">Ячейка</text:span><text:span text:style-name="T23">&gt;</text:span></text:p>
      <text:p text:style-name="P14">$PRG <text:span text:style-name="T8">положить значение в 0 ячейку регистра </text:span><text:span text:style-name="T23">n, </text:span><text:span text:style-name="T8">ситаксис: </text:span><text:span text:style-name="T23">&lt;$PRG&gt; &lt;</text:span><text:span text:style-name="T8">Флаг</text:span><text:span text:style-name="T23">&gt; &lt;</text:span><text:span text:style-name="T8">Данные</text:span><text:span text:style-name="T23">&gt;</text:span></text:p>
      <text:p text:style-name="P14">$PRC <text:span text:style-name="T8">положить данные в ячейку с адресом регистр №</text:span><text:span text:style-name="T23">n</text:span><text:span text:style-name="T8"> ячейка №</text:span><text:span text:style-name="T23">m, </text:span><text:span text:style-name="T8">ситаксис: </text:span><text:span text:style-name="T23">&lt;$PRC&gt; &lt;</text:span><text:span text:style-name="T8">Флаг</text:span><text:span text:style-name="T23">&gt; &lt;</text:span><text:span text:style-name="T8">Данные</text:span><text:span text:style-name="T23">&gt;</text:span></text:p>
      <text:p text:style-name="P19">$CRGI <text:span text:style-name="T8">сокращённая команда для </text:span><text:span text:style-name="T23">CRG </text:span><text:span text:style-name="T8">с флагом </text:span><text:span text:style-name="T23">_$STDI, </text:span><text:span text:style-name="T8">ситаксис: </text:span><text:span text:style-name="T23">&lt;$CRGI&gt; &lt;</text:span><text:span text:style-name="T8">Данные</text:span><text:span text:style-name="T23">&gt;</text:span></text:p>
      <text:p text:style-name="P15">$CRCI <text:span text:style-name="T8">сокращённая команда для </text:span><text:span text:style-name="T23">CRC </text:span><text:span text:style-name="T8">с флагом </text:span><text:span text:style-name="T23">_$STDI </text:span><text:span text:style-name="T8">ситаксис: </text:span><text:span text:style-name="T23">&lt;$</text:span><text:span text:style-name="T8">CR</text:span><text:span text:style-name="T9">С</text:span><text:span text:style-name="T8">I</text:span><text:span text:style-name="T23">&gt; &lt;</text:span><text:span text:style-name="T8">Данные</text:span><text:span text:style-name="T23">&gt;</text:span></text:p>
      <text:p text:style-name="P15">$PRGI <text:span text:style-name="T8">сокращённая команда для </text:span><text:span text:style-name="T23">PRG </text:span><text:span text:style-name="T8">с флагом </text:span><text:span text:style-name="T23">_$STDI </text:span><text:span text:style-name="T8">ситаксис: </text:span><text:span text:style-name="T23">&lt;$PRGI&gt; &lt;</text:span><text:span text:style-name="T8">Данные</text:span><text:span text:style-name="T23">&gt;</text:span></text:p>
      <text:p text:style-name="P15">$PRCI <text:span text:style-name="T8">сокращённая команда для </text:span><text:span text:style-name="T23">PRC </text:span><text:span text:style-name="T8">с флагом </text:span><text:span text:style-name="T23">_$STDI </text:span><text:span text:style-name="T8">ситаксис: </text:span><text:span text:style-name="T23">&lt;$PRCI&gt; &lt;</text:span><text:span text:style-name="T8">Данные</text:span><text:span text:style-name="T23">&gt;</text:span></text:p>
      <text:p text:style-name="P15"><text:soft-page-break/>$CRGA <text:span text:style-name="T8">сокращённая команда для </text:span><text:span text:style-name="T23">CRG </text:span><text:span text:style-name="T8">с флагом </text:span><text:span text:style-name="T23">_$STDA </text:span><text:span text:style-name="T8">ситаксис: </text:span><text:span text:style-name="T23">&lt;$CRGA&gt; &lt;</text:span><text:span text:style-name="T8">Данные</text:span><text:span text:style-name="T23">&gt;</text:span></text:p>
      <text:p text:style-name="P15">$CRCA <text:span text:style-name="T8">сокращённая команда для </text:span><text:span text:style-name="T23">CRC </text:span><text:span text:style-name="T8">с флагом </text:span><text:span text:style-name="T23">_$STDA </text:span><text:span text:style-name="T8">ситаксис: </text:span><text:span text:style-name="T23">&lt;$CRCA&gt; &lt;</text:span><text:span text:style-name="T8">Данные</text:span><text:span text:style-name="T23">&gt;</text:span></text:p>
      <text:p text:style-name="P15">$PRGA <text:span text:style-name="T8">сокращённая команда для </text:span><text:span text:style-name="T23">PRG </text:span><text:span text:style-name="T8">с флагом </text:span><text:span text:style-name="T23">_$STDA </text:span><text:span text:style-name="T8">ситаксис: </text:span><text:span text:style-name="T23">&lt;$PRGA&gt; &lt;</text:span><text:span text:style-name="T8">Данные</text:span><text:span text:style-name="T23">&gt;</text:span></text:p>
      <text:p text:style-name="P15">$PRCA <text:span text:style-name="T8">сокращённая команда для </text:span><text:span text:style-name="T23">PRC </text:span><text:span text:style-name="T8">с флагом </text:span><text:span text:style-name="T23">_$STDA </text:span><text:span text:style-name="T8">ситаксис: </text:span><text:span text:style-name="T23">&lt;$PRCI&gt; &lt;</text:span><text:span text:style-name="T8">Данные</text:span><text:span text:style-name="T23">&gt;</text:span></text:p>
      <text:p text:style-name="P13">$JUMP <text:span text:style-name="T8">переход к метке _</text:span><text:span text:style-name="T23">POINT </text:span><text:span text:style-name="T8">с определённым номером синтаксис: </text:span><text:span text:style-name="T23">$JUMP &lt;</text:span><text:span text:style-name="T8">номер метки</text:span><text:span text:style-name="T23">&gt;</text:span></text:p>
      <text:p text:style-name="P15">$COM <text:span text:style-name="T9">использование определённой команды </text:span><text:span text:style-name="T8">ситаксис: </text:span><text:span text:style-name="T23">&lt;$COM&gt; &lt;</text:span><text:span text:style-name="T9">Номер команды</text:span><text:span text:style-name="T23">&gt;</text:span></text:p>
      <text:p text:style-name="P16">$SMEM<text:span text:style-name="T24">()</text:span> <text:span text:style-name="T9">прямое обращение к памяти и её изменение </text:span><text:span text:style-name="T7">ситаксис: </text:span>&lt;$<text:span text:style-name="T24">SMEM(</text:span><text:span text:style-name="T9">ячейка, новое значение</text:span><text:span text:style-name="T24">)</text:span>&gt;</text:p>
      <text:p text:style-name="P17">$GMEM<text:span text:style-name="T10">()</text:span> <text:span text:style-name="T9">прямое обращение к ячейке памяти и получение значения из неё </text:span><text:span text:style-name="T7">ситаксис: </text:span>&lt;$<text:span text:style-name="T25">GMEM(</text:span><text:span text:style-name="T10">номер ячейки памяти</text:span><text:span text:style-name="T25">)</text:span>&gt;</text:p>
      <text:p text:style-name="P20">$GREG<text:span text:style-name="T10">()</text:span> <text:span text:style-name="T9">прямое обращение к </text:span><text:span text:style-name="T10">регистру синтаксис: </text:span><text:span text:style-name="T25">&lt;$GREG</text:span><text:span text:style-name="T10">(номер_регистра, номер_ячейки)</text:span><text:span text:style-name="T25">&gt;</text:span></text:p>
      <text:p text:style-name="P21"/>
      <text:p text:style-name="P23">Раздел <text:span text:style-name="T1">B. </text:span>Примеры кода на <text:span text:style-name="T1">TA0</text:span></text:p>
      <text:p text:style-name="P23"><text:span text:style-name="T1"/></text:p>
      <text:p text:style-name="P24">Пример №1: Положить значение <text:span text:style-name="T1">123 </text:span>в ячейку регистра с адресом 1, 0</text:p>
      <text:p text:style-name="P11"><text:span text:style-name="T15"/></text:p>
      <text:p text:style-name="P11"><text:span text:style-name="T15">_</text:span><text:span text:style-name="T18">MAIN // </text:span><text:span text:style-name="T20">Точка начала программы</text:span></text:p>
      <text:p text:style-name="P12"><text:span text:style-name="T16">$CRGI 1; // </text:span><text:span text:style-name="T15">Выбираем регистр 1</text:span></text:p>
      <text:p text:style-name="P12"><text:span text:style-name="T16">$CRCI 0; // </text:span><text:span text:style-name="T15">Выбираем ячейку 0 регистра 1</text:span></text:p>
      <text:p text:style-name="P12"><text:span text:style-name="T16">$PRCI 123; // </text:span><text:span text:style-name="T15">Кладём значение по выбранным координатам</text:span></text:p>
      <text:p text:style-name="P11"><text:span text:style-name="T18">_END // </text:span><text:span text:style-name="T20">Конец программы</text:span></text:p>
      <text:p text:style-name="P11"><text:span text:style-name="T18">_RUN // </text:span><text:span text:style-name="T20">Запуск интерпретатора</text:span></text:p>
      <text:p text:style-name="P11"><text:span text:style-name="T20"/></text:p>
      <text:p text:style-name="P25">Пример №2: Получить значение читаемой ячейки памяти</text:p>
      <text:p text:style-name="P25"/>
      <text:p text:style-name="P26">_<text:span text:style-name="T5">MAIN </text:span><text:span text:style-name="T1">// </text:span>Точка начала программы</text:p>
      <text:p text:style-name="P26"><text:span text:style-name="T5">_DEB // </text:span><text:span text:style-name="T27">Получение читаемой ячейки</text:span></text:p>
      <text:p text:style-name="P26"><text:span text:style-name="T5">_END </text:span><text:span text:style-name="T1">// </text:span>Конец программы</text:p>
      <text:p text:style-name="P22"><text:span text:style-name="T18">_RUN // </text:span><text:span text:style-name="T20">Запуск</text:span><text:span text:style-name="T18"> </text:span><text:span text:style-name="T20">интерпретатора</text:span></text:p>
      <text:p text:style-name="P22"><text:span text:style-name="T20"/></text:p>
      <text:p text:style-name="P25">Пример №3: Скопировать содержимое из ячейки <text:span text:style-name="T5">a </text:span><text:span text:style-name="T27">в ячейку </text:span><text:span text:style-name="T5">b</text:span></text:p>
      <text:p text:style-name="P25"><text:span text:style-name="T5"/></text:p>
      <text:p text:style-name="P28"><text:span text:style-name="T32">_MAIN </text:span><text:span text:style-name="T26">// </text:span><text:span text:style-name="T11">Точка начала программы</text:span></text:p>
      <text:p text:style-name="P18"><text:span text:style-name="T32">$CRGA</text:span><text:span text:style-name="T32"> </text:span><text:span text:style-name="T32">R15</text:span><text:span text:style-name="T32">; // </text:span><text:span text:style-name="T36">Выбираем регистр 1 ячейку 5</text:span></text:p>
      <text:p text:style-name="P18"><text:span text:style-name="T32">$PRCI</text:span><text:span text:style-name="T32"> 123; // </text:span><text:span text:style-name="T36">Кладём туда 123</text:span></text:p>
      <text:p text:style-name="P18"><text:span text:style-name="T32">$PRCA</text:span><text:span text:style-name="T32"> </text:span><text:span text:style-name="T32">R15</text:span><text:span text:style-name="T32">; // </text:span><text:span text:style-name="T36">Выбираем откуда копировать</text:span></text:p>
      <text:p text:style-name="P18"><text:span text:style-name="T32">_$DATA</text:span><text:span text:style-name="T32"> </text:span><text:span text:style-name="T32">R16</text:span><text:span text:style-name="T32">; // </text:span><text:span text:style-name="T36">Выбираем куда копировать</text:span></text:p>
      <text:p text:style-name="P18"><text:span text:style-name="T32">_END // </text:span><text:span text:style-name="T36">Конец программы</text:span></text:p>
      <text:p text:style-name="P27"><text:span text:style-name="T32">_RUN // </text:span><text:span text:style-name="T13">Запуск интерпретатора</text:span></text:p>
      <text:p text:style-name="P27"><text:span text:style-name="T13"/></text:p>
      <text:p text:style-name="P30"><text:span text:style-name="T12">Пояснения. Здесь используется инструкция </text:span><text:span text:style-name="T32">$CRGA </text:span><text:span text:style-name="T12">которая в качестве флага принимает </text:span><text:span text:style-name="T32">R15 </text:span><text:span text:style-name="T12">это означает что мы выбираем 1 регистр и 5 ячейку, так же если бы мы написали </text:span><text:span text:style-name="T32">R84 </text:span><text:span text:style-name="T12">то выбрали бы 8 регистр и 4 ячейку. Далее используется </text:span><text:span text:style-name="T32">$PRCI </text:span><text:span text:style-name="T12">которая кладёт в выбранный регистр значение, в нашем случае это 123. Так же здесь используется инструкция </text:span><text:span text:style-name="T32">$PRCA </text:span><text:span text:style-name="T12">которая имеет и второе назначение, если передать ей флаг </text:span><text:span text:style-name="T32">STDA </text:span><text:span text:style-name="T12">то она будет копировать значение из своего флага в свои данные (в нашем случае флаг это регистр </text:span><text:span text:style-name="T32">R15, </text:span><text:span text:style-name="T12">а данные это регистр </text:span><text:span text:style-name="T32">R16</text:span><text:span text:style-name="T12">).</text:span></text:p>
      <text:p text:style-name="P31"><text:soft-page-break/><text:span text:style-name="T32">Пример №</text:span><text:span text:style-name="T6">4</text:span><text:span text:style-name="T32">: </text:span><text:span text:style-name="T38">Вывод значения регистра</text:span></text:p>
      <text:p text:style-name="P31"><text:span text:style-name="T38"/></text:p>
      <text:p text:style-name="P29"><text:span text:style-name="T38">_MAIN</text:span></text:p>
      <text:p text:style-name="P18"><text:span text:style-name="T32">$CRGA</text:span><text:span text:style-name="T32"> </text:span><text:span text:style-name="T32">R15</text:span><text:span text:style-name="T32">;</text:span></text:p>
      <text:p text:style-name="P18"><text:span text:style-name="T32">$PRCI</text:span><text:span text:style-name="T32"> 123;</text:span></text:p>
      <text:p text:style-name="P18"><text:span text:style-name="T32">$PUT // </text:span><text:span text:style-name="T38">Вывод значения регистра</text:span></text:p>
      <text:p text:style-name="P18"><text:span text:style-name="T32">_$DATA</text:span><text:span text:style-name="T32"> </text:span><text:span text:style-name="T32">R15</text:span><text:span text:style-name="T32">; // </text:span><text:span text:style-name="T38">Значение какого регистра вывести</text:span></text:p>
      <text:p text:style-name="P29"><text:span text:style-name="T32">_END</text:span></text:p>
      <text:p text:style-name="P29"><text:span text:style-name="T32">_</text:span><text:span text:style-name="T6">RUN</text:span></text:p>
      <text:p text:style-name="P22"><text:span text:style-name="T20"/></text:p>
      <text:p text:style-name="P26"><text:span text:style-name="T5"/></text:p>
      <text:p text:style-name="P3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Source Code Pro" svg:font-family="'Source Code Pro'" style:font-family-generic="modern" style:font-pitch="fixed"/>
    <style:font-face style:name="Alef" svg:font-family="Alef" style:font-pitch="variable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8:44:08.743000000</meta:creation-date>
    <meta:generator>LibreOffice/6.1.4.2$Windows_x86 LibreOffice_project/9d0f32d1f0b509096fd65e0d4bec26ddd1938fd3</meta:generator>
    <dc:date>2019-03-09T12:19:30.504000000</dc:date>
    <meta:editing-duration>PT12M46S</meta:editing-duration>
    <meta:editing-cycles>1</meta:editing-cycles>
    <meta:document-statistic meta:table-count="0" meta:image-count="0" meta:object-count="0" meta:page-count="3" meta:paragraph-count="73" meta:word-count="650" meta:character-count="4260" meta:non-whitespace-character-count="3678"/>
  </office:meta>
</office:document-meta>
</file>